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>
      <style:paragraph-properties fo:margin-left="0.4374in" fo:margin-right="0in" fo:text-indent="0in" style:auto-text-indent="false">
        <style:tab-stops>
          <style:tab-stop style:position="4.5in"/>
        </style:tab-stops>
      </style:paragraph-properties>
      <style:text-properties style:font-name="Times New Roman1" fo:font-size="10pt" fo:font-weight="bold" style:font-size-asian="10pt" style:font-weight-asian="bold" style:font-name-complex="Times New Roman2" style:font-weight-complex="bold"/>
    </style:style>
    <style:style style:name="P2" style:family="paragraph" style:parent-style-name="Standard">
      <style:paragraph-properties>
        <style:tab-stops>
          <style:tab-stop style:position="7.5in" style:type="right"/>
        </style:tab-stops>
      </style:paragraph-properties>
      <style:text-properties style:font-name="Times New Roman1" fo:font-size="10pt" fo:font-weight="bold" style:font-size-asian="10pt" style:font-weight-asian="bold" style:font-name-complex="Times New Roman2" style:font-size-complex="10pt"/>
    </style:style>
    <style:style style:name="P3" style:family="paragraph" style:parent-style-name="Standard">
      <style:paragraph-properties>
        <style:tab-stops>
          <style:tab-stop style:position="6.3752in" style:type="right"/>
        </style:tab-stops>
      </style:paragraph-properties>
      <style:text-properties style:font-name="Times New Roman1" fo:font-size="10pt" fo:font-weight="bold" style:font-size-asian="10pt" style:font-weight-asian="bold" style:font-name-complex="Times New Roman2" style:font-size-complex="10pt"/>
    </style:style>
    <style:style style:name="P4" style:family="paragraph" style:parent-style-name="Standard">
      <style:paragraph-properties>
        <style:tab-stops>
          <style:tab-stop style:position="7.5in"/>
        </style:tab-stops>
      </style:paragraph-properties>
      <style:text-properties style:font-name="Times New Roman1" fo:font-size="10pt" style:font-size-asian="10pt" style:font-name-complex="Times New Roman2" style:font-size-complex="12pt" style:font-weight-complex="bold"/>
    </style:style>
    <style:style style:name="P5" style:family="paragraph" style:parent-style-name="Standard">
      <style:text-properties style:font-name="Times New Roman1" fo:font-size="10pt" style:font-size-asian="10pt" style:font-name-complex="Times New Roman2" style:font-size-complex="10pt"/>
    </style:style>
    <style:style style:name="P6" style:family="paragraph" style:parent-style-name="Standard">
      <style:paragraph-properties>
        <style:tab-stops>
          <style:tab-stop style:position="7.5in" style:type="right"/>
        </style:tab-stops>
      </style:paragraph-properties>
      <style:text-properties style:font-name="Times New Roman1" fo:font-size="10pt" style:font-size-asian="10pt" style:font-name-complex="Times New Roman2" style:font-size-complex="10pt" style:font-weight-complex="bold"/>
    </style:style>
    <style:style style:name="P7" style:family="paragraph" style:parent-style-name="Standard">
      <style:paragraph-properties>
        <style:tab-stops>
          <style:tab-stop style:position="7.5in"/>
        </style:tab-stops>
      </style:paragraph-properties>
      <style:text-properties style:font-name="Times New Roman1" fo:font-size="10pt" style:font-size-asian="10pt" style:font-name-complex="Times New Roman2" style:font-size-complex="10pt"/>
    </style:style>
    <style:style style:name="P8" style:family="paragraph" style:parent-style-name="Standard">
      <style:paragraph-properties>
        <style:tab-stops>
          <style:tab-stop style:position="7.5in"/>
        </style:tab-stops>
      </style:paragraph-properties>
      <style:text-properties style:font-name="Times New Roman1" fo:font-size="12pt" fo:font-weight="bold" style:font-size-asian="12pt" style:font-weight-asian="bold" style:font-name-complex="Times New Roman2" style:font-size-complex="16pt"/>
    </style:style>
    <style:style style:name="P9" style:family="paragraph" style:parent-style-name="Standard">
      <style:paragraph-properties>
        <style:tab-stops>
          <style:tab-stop style:position="7.5in"/>
        </style:tab-stops>
      </style:paragraph-properties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10" style:family="paragraph" style:parent-style-name="Standard">
      <style:text-properties style:font-name="Times New Roman1" fo:font-size="9pt" style:font-size-asian="9pt" style:font-name-complex="Times New Roman2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>
        <style:tab-stops>
          <style:tab-stop style:position="6.3752in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7.5in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7.5in" style:type="right"/>
        </style:tab-stops>
      </style:paragraph-properties>
    </style:style>
    <style:style style:name="P15" style:family="paragraph" style:parent-style-name="List_20_Paragraph" style:list-style-name="WWNum15">
      <style:paragraph-properties fo:margin-left="0.5in" fo:margin-right="0in" fo:text-indent="-0.25in" style:auto-text-indent="false"/>
      <style:text-properties style:font-name="Times New Roman1" fo:font-size="10pt" style:font-size-asian="10pt" style:font-name-complex="Times New Roman2" style:font-size-complex="10pt"/>
    </style:style>
    <style:style style:name="P16" style:family="paragraph" style:parent-style-name="List_20_Paragraph" style:list-style-name="WWNum14">
      <style:paragraph-properties fo:margin-left="0.5in" fo:margin-right="0in" fo:text-indent="-0.25in" style:auto-text-indent="false">
        <style:tab-stops>
          <style:tab-stop style:position="4.5in"/>
        </style:tab-stops>
      </style:paragraph-properties>
      <style:text-properties style:font-name="Times New Roman1" fo:font-size="10pt" style:font-size-asian="10pt" style:font-name-complex="Times New Roman2" style:font-size-complex="10pt"/>
    </style:style>
    <style:style style:name="P17" style:family="paragraph" style:parent-style-name="List_20_Paragraph" style:list-style-name="WWNum14">
      <style:paragraph-properties fo:margin-left="0.5in" fo:margin-right="0in" fo:text-indent="-0.25in" style:auto-text-indent="false">
        <style:tab-stops>
          <style:tab-stop style:position="4.5in"/>
        </style:tab-stops>
      </style:paragraph-properties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1" fo:font-size="10pt" style:font-size-asian="10pt" style:font-name-complex="Times New Roman2" style:font-size-complex="10pt"/>
    </style:style>
    <style:style style:name="T2" style:family="text">
      <style:text-properties style:font-name="Times New Roman1" fo:font-size="10pt" style:font-size-asian="10pt" style:font-name-complex="Times New Roman2" style:font-size-complex="10pt" style:font-weight-complex="bold"/>
    </style:style>
    <style:style style:name="T3" style:family="text">
      <style:text-properties style:font-name="Times New Roman1" fo:font-size="10pt" officeooo:rsid="001bb91b" style:font-size-asian="10pt" style:font-name-complex="Times New Roman2" style:font-size-complex="10pt"/>
    </style:style>
    <style:style style:name="T4" style:family="text">
      <style:text-properties style:font-name="Times New Roman1" fo:font-size="10pt" style:text-underline-style="none" style:font-size-asian="10pt" style:font-name-complex="Times New Roman2" style:font-size-complex="10pt"/>
    </style:style>
    <style:style style:name="T5" style:family="text">
      <style:text-properties style:font-name="Times New Roman1" fo:font-size="10pt" fo:font-weight="bold" style:font-size-asian="10pt" style:font-weight-asian="bold" style:font-name-complex="Times New Roman2" style:font-size-complex="10pt"/>
    </style:style>
    <style:style style:name="T6" style:family="text">
      <style:text-properties style:font-name="Times New Roman1" fo:font-size="10pt" fo:font-weight="bold" style:font-size-asian="10pt" style:font-weight-asian="bold" style:font-name-complex="Times New Roman2" style:font-size-complex="10pt" style:font-weight-complex="bold"/>
    </style:style>
    <style:style style:name="T7" style:family="text">
      <style:text-properties style:font-name="Times New Roman1" fo:font-size="12pt" fo:font-weight="bold" style:font-size-asian="12pt" style:font-weight-asian="bold" style:font-name-complex="Times New Roman2" style:font-size-complex="16pt"/>
    </style:style>
    <style:style style:name="T8" style:family="text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T9" style:family="text">
      <style:text-properties style:use-window-font-color="true" loext:opacity="0%" style:font-name="Times New Roman1" fo:font-size="10pt" style:text-underline-style="none" style:font-size-asian="10pt" style:font-name-complex="Times New Roman2" style:font-size-complex="10pt"/>
    </style:style>
    <style:style style:name="T10" style:family="text">
      <style:text-properties officeooo:rsid="001b6a28"/>
    </style:style>
    <style:style style:name="T11" style:family="text">
      <style:text-properties officeooo:rsid="001d1012"/>
    </style:style>
    <style:style style:name="T12" style:family="text">
      <style:text-properties officeooo:rsid="001e977f"/>
    </style:style>
    <style:style style:name="gr1" style:family="graphic">
      <style:graphic-properties draw:stroke="solid" svg:stroke-width="0.0138in" svg:stroke-color="#00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09in" fo:margin-top="0in" fo:margin-bottom="0.0291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09in" fo:margin-top="0in" fo:margin-bottom="0.0291in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INH CAO</text:p>
      <text:p text:style-name="P12"><text:span text:style-name="T1">Email: </text:span><text:a xlink:type="simple" xlink:href="mailto:caotinh98c@gmail.com" office:target-frame-name="_new" xlink:show="replace" text:style-name="Internet_20_link" text:visited-style-name="Visited_20_Internet_20_Link"><text:span text:style-name="Internet_20_link"><text:span text:style-name="T1">caotinh98c@gmail.com</text:span></text:span></text:a><text:span text:style-name="T1"> | Phone: (+1) 708-869-0995 | LinkedIn</text:span><text:span text:style-name="Internet_20_link"><text:span text:style-name="T4">: </text:span></text:span><text:a xlink:type="simple" xlink:href="https://www.linkedin.com/in/tinhcaomas/" text:style-name="Internet_20_link" text:visited-style-name="Visited_20_Internet_20_Link"><text:span text:style-name="Internet_20_link"><text:span text:style-name="T1">https://www.linkedin.com/in/tinhcaomas</text:span></text:span></text:a><text:span text:style-name="Internet_20_link"><text:span text:style-name="T9"> | </text:span></text:span></text:p>
      <text:p text:style-name="P12"><text:span text:style-name="Internet_20_link"><text:span text:style-name="T9">GitHub: </text:span></text:span><text:a xlink:type="simple" xlink:href="https://github.com/tccao" text:style-name="Internet_20_link" text:visited-style-name="Visited_20_Internet_20_Link"><text:span text:style-name="Internet_20_link"><text:span text:style-name="T1">https://github.com/tccao</text:span></text:span></text:a></text:p>
      <text:p text:style-name="P4"/>
      <text:p text:style-name="P4">As an avid artificial intelligence and <text:span text:style-name="T10">data </text:span><text:span text:style-name="T12">analytics analyst</text:span>, I have delivered data-driven insights through Python and R that transformed decision-making and generated quantifiable business impact. My passion for <text:span text:style-name="T11">business insights </text:span>and revenue growth through data-driven solutions makes me a results-driven candidate who can be trusted to boost competitive edge and accelerate innovation for global corporations. </text:p>
      <text:p text:style-name="P4"/>
      <text:p text:style-name="P9">Education</text:p>
      <text:p text:style-name="P2"><draw:line text:anchor-type="char" draw:z-index="3" draw:name="Straight Connector 2" draw:style-name="gr1" draw:text-style-name="P18" svg:x1="0in" svg:y1="0.0406in" svg:x2="7.4583in" svg:y2="0.0083in"><text:p/></draw:line></text:p>
      <text:p text:style-name="P14"><text:span text:style-name="T5">Illinois Institute of Technology|</text:span><text:span text:style-name="T1"> Chicago, IL<text:tab/>August 2021 – August 2023</text:span></text:p>
      <text:list xml:id="list1407956336" text:style-name="WWNum15">
        <text:list-item>
          <text:p text:style-name="P15">Master of Data Science</text:p>
        </text:list-item>
      </text:list>
      <text:p text:style-name="Standard"><text:span text:style-name="T5">North Central College|</text:span><text:span text:style-name="T1"> Naperville, IL<text:tab/><text:tab/><text:tab/><text:tab/><text:tab/><text:tab/><text:tab/><text:tab/> August</text:span><text:span text:style-name="T2"> 2016 – May 2020</text:span></text:p>
      <text:list xml:id="list174954685420012" text:continue-numbering="true" text:style-name="WWNum15">
        <text:list-item>
          <text:p text:style-name="P15">B.S Actuarial Science; B.S Computer Science; B.S Finance <text:tab/><text:tab/><text:tab/><text:tab/><text:tab/></text:p>
        </text:list-item>
      </text:list>
      <text:p text:style-name="P5"/>
      <text:p text:style-name="P5">Coursework: Inference statistics; Introduction to Time Series; Project Management; Monte Carlo Methods in Finance; Design and Analysis of Algorithm; Machine Learning; Big data Technologies; Computational mathematics.</text:p>
      <text:p text:style-name="P8"/>
      <text:p text:style-name="P8">Experience</text:p>
      <text:p text:style-name="P2"><draw:line text:anchor-type="char" draw:z-index="0" draw:name="Straight Connector 2" draw:style-name="gr2" draw:text-style-name="P18" svg:x1="0.0209in" svg:y1="0.0378in" svg:x2="7.4791in" svg:y2="0.0055in"><text:p/></draw:line></text:p>
      <text:p text:style-name="P14"><text:span text:style-name="T5">Cook’s County Treasurer Office | </text:span><text:span text:style-name="T2">Chicago, IL</text:span><text:span text:style-name="T5"><text:tab/></text:span><text:span text:style-name="T2">May 2023 – August 2023</text:span></text:p>
      <text:p text:style-name="P2">Data Science Practicum Student </text:p>
      <text:list xml:id="list1365382517" text:style-name="WWNum14">
        <text:list-item>
          <text:p text:style-name="P16">Spearheaded an artificial intelligence and machine learning initiative to transform property tax predictions, drafting the full project proposal and timeline for the innovation.</text:p>
        </text:list-item>
        <text:list-item>
          <text:p text:style-name="P16">Led a high-performing team of 5 IIT’s students, managing outcomes through rigorous project management. Conducted weekly presentations to drive quality assurance and stakeholders updated.</text:p>
        </text:list-item>
        <text:list-item>
          <text:p text:style-name="P16">Reconciled conflicts between model outcomes and target goals through analytical troubleshooting. Conducted thorough test to ensure model dependency on client’s end.</text:p>
        </text:list-item>
        <text:list-item>
          <text:p text:style-name="P16">Implemented a random forest model that yielded a 0.81 accuracy score and 0.71 precision, generating quantifiable business impact. The combined predictive models are estimated to save 40% in annual administrative costs.</text:p>
        </text:list-item>
        <text:list-item>
          <text:p text:style-name="P16">Acted as the central liaison between technical and leadership teams to accelerate execution. Clearly translated data science insights into executable solutions for stakeholders.</text:p>
        </text:list-item>
      </text:list>
      <text:p text:style-name="P6"/>
      <text:p text:style-name="P14"><text:span text:style-name="T5">Sun Life VN | </text:span><text:span text:style-name="T2">Ho Chi Minh city, Vietnam<text:tab/>October 2020 – July 2021</text:span></text:p>
      <text:p text:style-name="P3">Valuation Intern</text:p>
      <text:list xml:id="list174955321052919" text:continue-numbering="true" text:style-name="WWNum14">
        <text:list-item>
          <text:p text:style-name="P16">Support systematic, <text:span text:style-name="T10">ad-hoc</text:span>, and financial needs for internal reports by streamlining and implementing data processing methods in Python and SQL.</text:p>
        </text:list-item>
        <text:list-item>
          <text:p text:style-name="P16"><text:span text:style-name="T10">Collaborated</text:span> and initiated improvement on existing <text:span text:style-name="T10">policies </text:span>to reduce computing load on report generating.</text:p>
        </text:list-item>
        <text:list-item>
          <text:p text:style-name="P16">Coordinated with Strategy, Product, and Marketing team to assess the effectiveness of new launch product for internal and external stakeholders.</text:p>
        </text:list-item>
      </text:list>
      <text:p text:style-name="P8"/>
      <text:p text:style-name="P8">Projects</text:p>
      <text:p text:style-name="P7"><draw:line text:anchor-type="char" draw:z-index="1" draw:name="Straight Connector 2" draw:style-name="gr1" draw:text-style-name="P18" svg:x1="0in" svg:y1="0.0406in" svg:x2="7.4583in" svg:y2="0.0083in"><text:p/></draw:line></text:p>
      <text:list xml:id="list174955795245838" text:continue-numbering="true" text:style-name="WWNum14">
        <text:list-item>
          <text:p text:style-name="P17"><text:span text:style-name="T6">Italian Oil Price Predictio</text:span><text:span text:style-name="T1">n </text:span><text:span text:style-name="T6">Using Time Series Model</text:span><text:span text:style-name="T1">: Executed a comprehensive data analysis project focused on forecasting Italian oil prices using a SARIMA model in R and Python. Leveraged ACF and PACF analyses to detect underlying trends and seasonality, yielding results with a MAPE of 10.68% and an RMSE score of 86.09.</text:span></text:p>
        </text:list-item>
        <text:list-item>
          <text:p text:style-name="P17"><text:span text:style-name="T6">Analyzing Spotify Hit</text:span><text:span text:style-name="T1">: Led initial data exploration and initial analysis. The result was narrowed </text:span><text:span text:style-name="T3">and visualized with</text:span><text:span text:style-name="T1"> 5 variables since it yielded highest accuracy score 71.5% among all models used (PCA; Basic Decision Tree; Random Forest).</text:span></text:p>
        </text:list-item>
        <text:list-item>
          <text:p text:style-name="P17"><text:span text:style-name="T6">Review Classification Model using Gated Recurrent Unit: </text:span><text:span text:style-name="T1">The project focused on classifying the review of the application based on a 1 to 5 by examining the semantic layer of the word corpus. The model achieved 76.6% accuracy.</text:span></text:p>
        </text:list-item>
        <text:list-item>
          <text:p text:style-name="P17"><text:span text:style-name="T6">Stock Portfolio Optimization S&amp;P600/XLK in R: </text:span><text:span text:style-name="T1">Maximized investment portfolio’s revenue and ROI by strategically distributing marketing budget across the most promising channels using log-return and CAPM criteria (Annualized alpha).</text:span></text:p>
        </text:list-item>
      </text:list>
      <text:p text:style-name="P10"/>
      <text:p text:style-name="P13"><text:span text:style-name="T7">Skills | Additional Info</text:span><text:span text:style-name="T8"><text:tab/></text:span></text:p>
      <text:p text:style-name="P1"><draw:line text:anchor-type="char" draw:z-index="2" draw:name="Straight Connector 2" draw:style-name="gr1" draw:text-style-name="P18" svg:x1="0in" svg:y1="0.0413in" svg:x2="7.4583in" svg:y2="0.0083in"><text:p/></draw:line></text:p>
      <text:list xml:id="list174955442431026" text:continue-numbering="true" text:style-name="WWNum14">
        <text:list-item>
          <text:p text:style-name="P16">Programming Languages: Python, MySQL, R.</text:p>
        </text:list-item>
        <text:list-item>
          <text:p text:style-name="P16">Other tools/ Libraries: Tableau, Jupyter Notebook, MATHLAB, Microsoft Office<text:span text:style-name="T10">(Word,Excel,Powerpoint)</text:span>.<text:tab/></text:p>
        </text:list-item>
        <text:list-item>
          <text:p text:style-name="P16">North Central College: Co-founded student managed investment fund with a successful $10,000 fund raising; President of Asian Konnection Club to promote culture and diversity on campu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annotation_20_text" style:display-name="annotation text" style:family="paragraph" style:parent-style-name="Standard" loext:linked-style-name="Comment_20_Text_20_Char">
      <style:text-properties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style:font-size-complex="10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nh Cao</meta:initial-creator>
    <meta:editing-cycles>457</meta:editing-cycles>
    <meta:print-date>2023-10-21T05:00:00</meta:print-date>
    <meta:creation-date>2020-06-16T03:10:00</meta:creation-date>
    <dc:date>2023-10-25T17:49:53.891651162</dc:date>
    <meta:editing-duration>P1DT14H54M49S</meta:editing-duration>
    <meta:generator>LibreOffice/7.3.7.2$Linux_X86_64 LibreOffice_project/30$Build-2</meta:generator>
    <meta:document-statistic meta:table-count="0" meta:image-count="0" meta:object-count="0" meta:page-count="1" meta:paragraph-count="32" meta:word-count="551" meta:character-count="3908" meta:non-whitespace-character-count="3383"/>
    <meta:user-defined meta:name="AppVersion">16.0000</meta:user-defined>
    <meta:template xlink:type="simple" xlink:actuate="onRequest" xlink:title="Normal" xlink:href=""/>
  </office:meta>
</office:document-meta>
</file>